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ClassesTests.createWhenClassNameGenerato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lassesTests.addForFeatureComponentWhenFeatureNam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lassesTests.withNameUpdatesNamingCo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lassesTests.getOrAddForFeatureComponentWhenHasFeature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atedClassesTests.addForFeatureWhenFeatureNam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esTests.addForFeatureUsesDefaul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lassesTests.getOrAddForFeatureWhenNewReturns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lassesTests.addForFeatureComponentUse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esTests.addForFeatureComponentWithSameNameReturnsDifferen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edClassesTests.getOrAddForFeatureWhenRepeatReturnsSame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edClassesTests.getOrAddForFeatureComponentWhenNewReturns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lassesTests.getOrAddForFeatureComponentWhenRepeatReturnsSame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edClassesTests.writeToInvokeTypeSpec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edClassesTests.addForFeatureComponentWhenTypeSpecCustomize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